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 Neue" svg:font-family="'Helvetica Neue', 'Segoe UI', Helvetica, Arial, 'Lucida Grande'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5" style:family="paragraph" style:parent-style-name="Standard" style:list-style-name="L5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6" style:family="paragraph" style:parent-style-name="Standard" style:list-style-name="L5">
      <style:paragraph-properties fo:line-height="150%" fo:text-align="start" style:justify-single-word="false"/>
      <style:text-properties style:font-name="標楷體" fo:font-size="14pt" style:font-name-asian="標楷體" style:font-size-asian="14pt" style:font-size-complex="14pt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font-size="14pt" style:font-name-asian="標楷體" style:font-size-asian="14pt" style:language-asian="zh" style:country-asian="TW" style:font-size-complex="14pt"/>
    </style:style>
    <style:style style:name="P8" style:family="paragraph" style:parent-style-name="Standard" style:list-style-name="L3">
      <style:paragraph-properties fo:line-height="150%" fo:text-align="start" style:justify-single-word="false"/>
      <style:text-properties fo:font-size="14pt" style:font-name-asian="標楷體" style:font-size-asian="14pt" style:language-asian="zh" style:country-asian="TW" style:font-size-complex="14pt"/>
    </style:style>
    <style:style style:name="P9" style:family="paragraph" style:parent-style-name="Standard" style:list-style-name="L4">
      <style:paragraph-properties fo:line-height="150%" fo:text-align="start" style:justify-single-word="false"/>
      <style:text-properties fo:font-size="14pt" style:font-name-asian="標楷體" style:font-size-asian="14pt" style:language-asian="zh" style:country-asian="TW" style:font-size-complex="14pt"/>
    </style:style>
    <style:style style:name="P10" style:family="paragraph" style:parent-style-name="Standard" style:list-style-name="L3">
      <style:paragraph-properties fo:line-height="150%" fo:text-align="start" style:justify-single-word="false"/>
    </style:style>
    <style:style style:name="P11" style:family="paragraph" style:parent-style-name="Standard" style:list-style-name="L5">
      <style:paragraph-properties fo:line-height="150%" fo:text-align="start" style:justify-single-word="false"/>
    </style:style>
    <style:style style:name="P12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4pt" fo:letter-spacing="0.049cm" fo:language="en" fo:country="US" style:font-name-asian="標楷體" style:font-size-asian="14pt" style:language-asian="zh" style:country-asian="TW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標楷體" fo:font-size="14pt" fo:letter-spacing="normal" style:font-name-asian="標楷體" style:font-size-asian="14pt" style:language-asian="zh" style:country-asian="TW" style:font-style-asian="normal" style:font-weight-asian="normal" style:font-size-complex="14pt"/>
    </style:style>
    <style:style style:name="P14" style:family="paragraph" style:parent-style-name="Standard" style:list-style-name="L5">
      <style:paragraph-properties fo:line-height="150%" fo:text-align="start" style:justify-single-word="false"/>
      <style:text-properties fo:font-variant="normal" fo:text-transform="none" fo:color="#000000" style:font-name="標楷體" fo:font-size="14pt" fo:letter-spacing="normal" style:font-name-asian="標楷體" style:font-size-asian="14pt" style:language-asian="zh" style:country-asian="TW" style:font-style-asian="normal" style:font-weight-asian="normal" style:font-size-complex="14pt"/>
    </style:style>
    <style:style style:name="P15" style:family="paragraph" style:parent-style-name="Standard" style:list-style-name="L5">
      <style:paragraph-properties fo:line-height="150%" fo:text-align="start" style:justify-single-word="false"/>
      <style:text-properties fo:font-variant="normal" fo:text-transform="none" fo:color="#000000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T1" style:family="text">
      <style:text-properties style:language-asian="zh" style:country-asian="TW"/>
    </style:style>
    <style:style style:name="T2" style:family="text">
      <style:text-properties fo:font-size="14pt" style:font-name-asian="標楷體" style:font-size-asian="14pt" style:language-asian="zh" style:country-asian="TW" style:font-size-complex="14pt"/>
    </style:style>
    <style:style style:name="T3" style:family="text">
      <style:text-properties fo:font-variant="normal" fo:text-transform="none" fo:color="#000000" fo:letter-spacing="normal" style:language-asian="zh" style:country-asian="TW" style:font-style-asian="normal" style:font-weight-asian="normal"/>
    </style:style>
    <style:style style:name="T4" style:family="text">
      <style:text-properties fo:font-variant="normal" fo:text-transform="none" fo:color="#000000" fo:letter-spacing="normal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標楷體" style:language-asian="zh" style:country-asian="TW" style:font-style-asian="normal" style:font-weight-asian="normal"/>
    </style:style>
    <style:style style:name="T6" style:family="text">
      <style:text-properties fo:font-variant="normal" fo:text-transform="none" fo:color="#000000" fo:letter-spacing="normal" style:font-name-asian="標楷體" style:font-style-asian="normal" style:font-weight-asian="normal"/>
    </style:style>
    <style:style style:name="T7" style:family="text">
      <style:text-properties fo:font-variant="normal" fo:text-transform="none" fo:color="#000000" style:font-name="標楷體" fo:font-size="14pt" fo:letter-spacing="normal" style:font-name-asian="標楷體" style:font-size-asian="14pt" style:language-asian="zh" style:country-asian="TW" style:font-style-asian="normal" style:font-weight-asian="normal" style:font-size-complex="14pt"/>
    </style:style>
    <style:style style:name="T8" style:family="text">
      <style:text-properties fo:font-variant="normal" fo:text-transform="none" fo:color="#000000" style:font-name="標楷體" fo:letter-spacing="normal" style:font-name-asian="標楷體" style:font-style-asian="normal" style:font-weight-asian="normal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style:font-name-asian="標楷體" style:font-style-asian="normal" style:font-weight-asian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/>
    </style:style>
    <style:style style:name="T11" style:family="text">
      <style:text-properties style:font-name="標楷體" fo:font-size="14pt" style:font-name-asian="標楷體" style:font-size-asian="14pt" style:language-asian="zh" style:country-asian="TW" style:font-size-complex="14pt"/>
    </style:style>
    <style:style style:name="T12" style:family="text">
      <style:text-properties style:font-name="Times New Roman1" fo:font-size="14pt" fo:letter-spacing="0.049cm" fo:language="en" fo:country="US" style:font-name-asian="標楷體" style:font-size-asian="14pt" style:language-asian="zh" style:country-asian="TW" style:font-size-complex="14pt"/>
    </style:style>
    <style:style style:name="T13" style:family="text">
      <style:text-properties fo:font-style="normal" fo:font-weight="normal"/>
    </style:style>
    <text:list-style style:name="L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基隆市安樂地政事務所</text:p>
      <text:p text:style-name="P2">105年度8月份第1次主管會議紀錄</text:p>
      <text:p text:style-name="P2"/>
      <text:list xml:id="list5093915696473107645" text:style-name="L1">
        <text:list-item>
          <text:p text:style-name="P3">時間：中華民國105年8月10日下午2時整</text:p>
        </text:list-item>
        <text:list-item>
          <text:p text:style-name="P3">地點：三樓民眾談室</text:p>
        </text:list-item>
        <text:list-item>
          <text:p text:style-name="P3">主席：李主任慶華</text:p>
        </text:list-item>
        <text:list-item>
          <text:p text:style-name="P3">出席人員：張乃文、陳宗良、周力行、李美玲 <text:s text:c="11"/>紀錄：陳苑蒨</text:p>
        </text:list-item>
        <text:list-item>
          <text:p text:style-name="P3">各單位報告事項：</text:p>
        </text:list-item>
      </text:list>
      <text:list xml:id="list3866250194822731258" text:style-name="L2">
        <text:list-item>
          <text:p text:style-name="P7">第一課</text:p>
        </text:list-item>
      </text:list>
      <text:list xml:id="list339736408675987986" text:style-name="L3">
        <text:list-item>
          <text:p text:style-name="P8">本課105年7月業務推動情形如下：</text:p>
          <text:list>
            <text:list-item>
              <text:list>
                <text:list-item>
                  <text:p text:style-name="P8">登記案件(含一般、速件、限制登記)：2,196件，較105年6月少78件【105年6月：2,274件】。</text:p>
                </text:list-item>
                <text:list-item>
                  <text:p text:style-name="P8">午休諮詢不打烊服務：350件，較105年6月多47件【105年6月：303件】。</text:p>
                </text:list-item>
                <text:list-item>
                  <text:p text:style-name="P8">到府服務案件：0件。</text:p>
                </text:list-item>
                <text:list-item>
                  <text:p text:style-name="P8">延長服務預約領件：0件</text:p>
                </text:list-item>
              </text:list>
            </text:list-item>
          </text:list>
        </text:list-item>
        <text:list-item>
          <text:p text:style-name="P8">本課截至今日各年度未領案件數量計：86年至100年共24件、101年2件、102年8件、103年2件、104年14件(較6月少1件)，持續通知領件。</text:p>
        </text:list-item>
        <text:list-item>
          <text:p text:style-name="P8">本課105年7月受理人民申請退還當年度屬2萬元以下之地政規費案件計1件，皆依規定當場領訖。</text:p>
        </text:list-item>
        <text:list-item>
          <text:p text:style-name="P8">本課105年7月更正登案：合計31件，其中：</text:p>
          <text:list>
            <text:list-item>
              <text:list>
                <text:list-item>
                  <text:p text:style-name="P8">歷史資料錯誤與他機關單位囑託：4件。</text:p>
                </text:list-item>
                <text:list-item>
                  <text:p text:style-name="P8">現行登記錯誤：2件</text:p>
                </text:list-item>
                <text:list-item>
                  <text:p text:style-name="P8">其餘為隨案加掛更正。</text:p>
                </text:list-item>
              </text:list>
            </text:list-item>
          </text:list>
        </text:list-item>
        <text:list-item>
          <text:p text:style-name="P8">本課7月暫存列管公文1件。</text:p>
        </text:list-item>
        <text:list-item>
          <text:p text:style-name="P8"><text:soft-page-break/>業務抽查8件(計有謄本、登記收件簿、書狀補給、建物所有權第一次登記)，無嚴重缺失。</text:p>
        </text:list-item>
        <text:list-item>
          <text:p text:style-name="P10"><text:span text:style-name="T2">本課7月：</text:span><text:span text:style-name="T12">投訴事件0件、創新服務6件、流程簡化5件。</text:span></text:p>
        </text:list-item>
        <text:list-item>
          <text:p text:style-name="P12">本課8月第2次法令研討暫訂於26日辦理。</text:p>
        </text:list-item>
        <text:list-item>
          <text:p text:style-name="P12">有關本所裁罰案件，除本課外尚有三課針對實價登錄案件會開立處書，惟現行係於實價登錄系統開立，為利研考計算報表正確，請三課向財政處申請財務系統帳號登載資料以利作業順遂。</text:p>
        </text:list-item>
      </text:list>
      <text:list xml:id="list36662560" text:continue-list="list3866250194822731258" text:style-name="L2">
        <text:list-item>
          <text:p text:style-name="P7">第二課</text:p>
          <text:list>
            <text:list-item>
              <text:p text:style-name="P7">本課105年7月土地複丈案件計有：</text:p>
              <text:list>
                <text:list-item>
                  <text:p text:style-name="P7">土地鑑界案28件40筆。</text:p>
                </text:list-item>
                <text:list-item>
                  <text:p text:style-name="P7">土地分割案3件4筆。</text:p>
                </text:list-item>
              </text:list>
              <text:p text:style-name="P7">合計31件44筆。</text:p>
              <text:p text:style-name="P7">界標銷售宅配15件22筆120支，實埋46支，平均每筆銷售2支，平均每筆實埋1.04支</text:p>
            </text:list-item>
            <text:list-item>
              <text:p text:style-name="P7">本課105年7月人民申請退還複丈規費案件4件，當年度2萬元以下4件，均已領訖。</text:p>
            </text:list-item>
            <text:list-item>
              <text:p text:style-name="P7">有關內政部訂於8月17~19日辦理「105年度土地測量研習基礎班」訓練，將由張測量助理浩青參訓。</text:p>
            </text:list-item>
          </text:list>
        </text:list-item>
        <text:list-item>
          <text:p text:style-name="P7">第三課</text:p>
          <text:list>
            <text:list-item>
              <text:p text:style-name="P7">送交總務之本所105年7月奉核以零用金支付案件共31件，均已領取；另本所105年7月無2萬元以上及跨年度退費申請案。</text:p>
            </text:list-item>
            <text:list-item>
              <text:p text:style-name="P7">本課105年7月無民眾投訴，「電話代查公告現值創新服務」、「網路申請歷年公告地價資料」及「網路申請檔案閱覽抄錄複製」業於網路宣導，電話代查服務105年7月共服務4件。</text:p>
            </text:list-item>
            <text:list-item>
              <text:p text:style-name="P7">市府定於8月11日9時召開「基隆市非都市土地使用編定審議小組」<text:soft-page-break/>會議，因職該時間參加基準地審議，將請吳課員家豪與會。</text:p>
            </text:list-item>
            <text:list-item>
              <text:p text:style-name="P7">為本所統計作業需要，各單位裁罰案件之開立方式，提請討論。</text:p>
            </text:list-item>
          </text:list>
        </text:list-item>
        <text:list-item>
          <text:p text:style-name="P7">人事</text:p>
          <text:list>
            <text:list-item>
              <text:p text:style-name="P7">為配合本市2016丙申鷄籠中元祭於本(105)年8月16日(星期二)舉行遊行活動實施交通管制，本所比照市府依援例調整上、下班時間為上午8時上班，中午不休息，下午4時下班，當日不實施彈性上下班，爰惠請各課室轉知所屬同仁配合辦理。</text:p>
            </text:list-item>
            <text:list-item>
              <text:p text:style-name="P7">為振興臺東地區觀光，有效活絡地方經濟，自本(105)年8月1日起至12月31日止，放寬公務人員強制休假補助費措施規定，即持國旅卡至臺東地區之合格國旅卡特約商店消費，且符合休假進措施相關規定者，得比照旅行業、旅宿業及觀光遊樂業之刷卡消費補助規定，加位補助。惠請鼓勵所屬同仁前往臺東地區觀光消費，並於消費後通知人事辦理國旅卡檢核系統人工補登作業。 </text:p>
            </text:list-item>
          </text:list>
        </text:list-item>
        <text:list-item>
          <text:p text:style-name="P7">會計</text:p>
          <text:list>
            <text:list-item>
              <text:p text:style-name="P7">依據105年8月5日審基市一字第1050002037號函，本所104年度單位決算業已審核竣事，有關歲入保留請積極清理。</text:p>
            </text:list-item>
            <text:list-item>
              <text:p text:style-name="P4">本所106年度單位預算概算，8月9日已初審完畢，有關第二課重測案，嗣審核小組通知後辦理後續修正。</text:p>
            </text:list-item>
          </text:list>
        </text:list-item>
        <text:list-item>
          <text:p text:style-name="P7">研考</text:p>
        </text:list-item>
      </text:list>
      <text:list xml:id="list5098954218762227625" text:style-name="L4">
        <text:list-item>
          <text:list>
            <text:list-item>
              <text:p text:style-name="P9">105年7月業務宣導：網站及粉絲專頁各1則(實價登錄預申報)。</text:p>
            </text:list-item>
            <text:list-item>
              <text:p text:style-name="P9">提醒同仁轉接電話注意事項：</text:p>
              <text:list>
                <text:list-item>
                  <text:p text:style-name="P9">應確認來電者問題後再轉接，以避免轉接次數過多讓人產生不專業或互踢皮球之感。</text:p>
                </text:list-item>
                <text:list-item>
                  <text:p text:style-name="P9">轉接電話時，告知欲轉接分機及承辦人單位/姓氏。</text:p>
                </text:list-item>
                <text:list-item>
                  <text:p text:style-name="P9">承辦人如長時間出差/請假，代為接聽者無法即時回答而採留電話<text:soft-page-break/>術時，應說明等候回電時間。</text:p>
                </text:list-item>
              </text:list>
            </text:list-item>
          </text:list>
        </text:list-item>
      </text:list>
      <text:list xml:id="list1961910763313232121" text:style-name="L5">
        <text:list-item>
          <text:p text:style-name="P5">報告決議事項</text:p>
          <text:list>
            <text:list-item>
              <text:p text:style-name="P14">測量人員教育訓練請二課積極參與。</text:p>
            </text:list-item>
            <text:list-item>
              <text:p text:style-name="P5"><text:span text:style-name="T10">歲入保留請一課依相關規定程序積極清理</text:span><text:span text:style-name="T9">。</text:span></text:p>
            </text:list-item>
            <text:list-item>
              <text:p text:style-name="P14">裁罰案件請各課分別至財務系統登載資料，以利各項報表之統計，並請研考協助三課申請帳號及資料登錄建檔。</text:p>
            </text:list-item>
          </text:list>
        </text:list-item>
        <text:list-item>
          <text:p text:style-name="P5">主席指示事項</text:p>
          <text:list>
            <text:list-item>
              <text:p text:style-name="P11"><text:span text:style-name="T7">跨所登記案日益增加，請收件人員注意建立申請人及代理人資料之完備。</text:span><text:span text:style-name="T7"> </text:span><text:span text:style-name="T11"><text:s/></text:span></text:p>
            </text:list-item>
            <text:list-item>
              <text:p text:style-name="P6"><text:span text:style-name="T5">民眾多以其有利方面詢問問題，同仁回復時應注意適度的導引，並委婉提醒其等不要提供錯誤的資訊更不要斷章取義。</text:span><text:span text:style-name="T3"> </text:span><text:span text:style-name="T5"><text:s/></text:span><text:span text:style-name="T1"><text:s/></text:span></text:p>
            </text:list-item>
            <text:list-item>
              <text:p text:style-name="P6"><text:span text:style-name="T6">此次清潔考核本所成績不甚理想，四樓男廁及盆栽積水，由其是後者，已多次提醒仍未注意，請二課多行檢討 </text:span><text:span text:style-name="T8">。 </text:span><text:s/></text:p>
            </text:list-item>
            <text:list-item>
              <text:p text:style-name="P6"><text:span text:style-name="T6">預算初審中增購機車部分乃為</text:span><text:span text:style-name="T3">測量</text:span><text:span text:style-name="T6">外業的必備交通工具，仍有爭取購置的空間，請二課努力。 </text:span><text:span text:style-name="T4"><text:s/></text:span><text:s/></text:p>
            </text:list-item>
            <text:list-item>
              <text:p text:style-name="P6"><text:span text:style-name="T4">行政執行署發給的執行憑證，因作業需要影本</text:span><text:span text:style-name="T3">歸</text:span><text:span text:style-name="T4">檔正本留存專卷續辦，請一課注意妥為保管。 </text:span></text:p>
            </text:list-item>
            <text:list-item>
              <text:p text:style-name="P6"><text:span text:style-name="T4">一課謄本櫃台上方因</text:span><text:span text:style-name="T3">經常</text:span><text:span text:style-name="T4">漏水形成焦黑色，請速找廠商修補，以維辦公空間的清潔。 </text:span></text:p>
            </text:list-item>
            <text:list-item>
              <text:p text:style-name="P15"><text:span text:style-name="T13">8</text:span>月<text:span text:style-name="T13">18</text:span>日地政處志工業務檢查，請備齊資料受檢。 </text:p>
            </text:list-item>
          </text:list>
        </text:list-item>
      </text:list>
      <text:p text:style-name="P13"/>
      <text:list xml:id="list36669425" text:continue-numbering="true" text:style-name="L5">
        <text:list-item>
          <text:p text:style-name="P5">散會：下午2時50分</text:p>
          <text:list>
            <text:list-header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Helvetica Neue" svg:font-family="'Helvetica Neue', 'Segoe UI', Helvetica, Arial, 'Lucida Grande'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zh" style:country-asian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span text:style-name="MT1"><text:page-count>4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登記課 安樂地政</meta:initial-creator>
    <meta:creation-date>2016-06-29T13:28:16.62</meta:creation-date>
    <dc:date>2016-08-15T16:49:29.56</dc:date>
    <dc:creator>登記課 安樂地政</dc:creator>
    <meta:editing-duration>PT7H1M50S</meta:editing-duration>
    <meta:editing-cycles>19</meta:editing-cycles>
    <meta:generator>OpenOffice/4.1.2$Win32 OpenOffice.org_project/412m3$Build-9782</meta:generator>
    <meta:document-statistic meta:table-count="0" meta:image-count="0" meta:object-count="0" meta:page-count="4" meta:paragraph-count="63" meta:word-count="1887" meta:character-count="2100"/>
  </office:meta>
</office:document-meta>
</file>